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28.13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yniki" table:style-name="ta1">
        <table:shapes>
          <draw:frame draw:z-index="0" draw:name="Wykres czasu rozwiązywania układów równań linowych przez poszczególne metody" draw:style-name="gr1" draw:text-style-name="P1" svg:width="290.82mm" svg:height="188.18mm" svg:x="59.37mm" svg:y="1.06mm">
            <draw:object draw:notify-on-update-of-ranges="wyniki.I8:wyniki.I8 wyniki.A2:wyniki.A8 wyniki.B2:wyniki.B8 wyniki.D2:wyniki.D8 wyniki.F2:wyniki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Wykres czasu rozwiązywania równań liniowych przez poszczególne metody</svg:titl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_jacobi[ms]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gauss[ms]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lu[ms]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77" calcext:value-type="float">
            <text:p>977</text:p>
          </table:table-cell>
          <table:table-cell office:value-type="float" office:value="500" calcext:value-type="float">
            <text:p>500</text:p>
          </table:table-cell>
          <table:table-cell office:value-type="float" office:value="537" calcext:value-type="float">
            <text:p>537</text:p>
          </table:table-cell>
          <table:table-cell office:value-type="float" office:value="500" calcext:value-type="float">
            <text:p>50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767" calcext:value-type="float">
            <text:p>3767</text:p>
          </table:table-cell>
          <table:table-cell office:value-type="float" office:value="1000" calcext:value-type="float">
            <text:p>1000</text:p>
          </table:table-cell>
          <table:table-cell office:value-type="float" office:value="1983" calcext:value-type="float">
            <text:p>1983</text:p>
          </table:table-cell>
          <table:table-cell office:value-type="float" office:value="1000" calcext:value-type="float">
            <text:p>1000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914" calcext:value-type="float">
            <text:p>14914</text:p>
          </table:table-cell>
          <table:table-cell office:value-type="float" office:value="2000" calcext:value-type="float">
            <text:p>2000</text:p>
          </table:table-cell>
          <table:table-cell office:value-type="float" office:value="8377" calcext:value-type="float">
            <text:p>8377</text:p>
          </table:table-cell>
          <table:table-cell office:value-type="float" office:value="2000" calcext:value-type="float">
            <text:p>2000</text:p>
          </table:table-cell>
          <table:table-cell office:value-type="float" office:value="10491" calcext:value-type="float">
            <text:p>1049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3715" calcext:value-type="float">
            <text:p>33715</text:p>
          </table:table-cell>
          <table:table-cell office:value-type="float" office:value="3000" calcext:value-type="float">
            <text:p>3000</text:p>
          </table:table-cell>
          <table:table-cell office:value-type="float" office:value="19483" calcext:value-type="float">
            <text:p>19483</text:p>
          </table:table-cell>
          <table:table-cell office:value-type="float" office:value="3000" calcext:value-type="float">
            <text:p>3000</text:p>
          </table:table-cell>
          <table:table-cell office:value-type="float" office:value="35080" calcext:value-type="float">
            <text:p>3508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46459" calcext:value-type="float">
            <text:p>46459</text:p>
          </table:table-cell>
          <table:table-cell office:value-type="float" office:value="3500" calcext:value-type="float">
            <text:p>3500</text:p>
          </table:table-cell>
          <table:table-cell office:value-type="float" office:value="27188" calcext:value-type="float">
            <text:p>27188</text:p>
          </table:table-cell>
          <table:table-cell office:value-type="float" office:value="3500" calcext:value-type="float">
            <text:p>3500</text:p>
          </table:table-cell>
          <table:table-cell office:value-type="float" office:value="55902" calcext:value-type="float">
            <text:p>559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7T13:33:45.345000000</dc:date>
    <meta:editing-duration>PT8M20S</meta:editing-duration>
    <meta:editing-cycles>1</meta:editing-cycles>
    <meta:generator>LibreOffice/6.1.3.2$Windows_X86_64 LibreOffice_project/86daf60bf00efa86ad547e59e09d6bb77c699acb</meta:gener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083cm" svg:height="18.819cm" xlink:href=".." xlink:type="simple" chart:class="chart:line" chart:style-name="ch1">
        <chart:title svg:x="6.084cm" svg:y="0.512cm" chart:style-name="ch2">
          <text:p>Wykres czasu rozwiązywania układów równań linowych przez poszczególne metody</text:p>
        </chart:title>
        <chart:legend chart:legend-position="end" svg:x="25.887cm" svg:y="8.612cm" style:legend-expansion="high" chart:style-name="ch3"/>
        <chart:plot-area chart:style-name="ch4" table:cell-range-address="wyniki.I8:wyniki.I8 wyniki.A2:wyniki.B8 wyniki.D2:wyniki.D8 wyniki.F2:wyniki.F8" chart:data-source-has-labels="both" svg:x="1.592cm" svg:y="1.667cm" svg:width="23.714cm" svg:height="15.795cm">
          <chartooo:coordinate-region svg:x="2.769cm" svg:y="1.866cm" svg:width="22.166cm" svg:height="14.949cm"/>
          <chart:axis chart:dimension="x" chart:name="primary-x" chart:style-name="ch5" chartooo:axis-type="auto">
            <chartooo:date-scale/>
            <chart:title svg:x="12.095cm" svg:y="17.838cm" chart:style-name="ch6">
              <text:p>Rozmiar macierzy</text:p>
            </chart:title>
            <chart:categories table:cell-range-address="wyniki.A2:wyniki.A8"/>
          </chart:axis>
          <chart:axis chart:dimension="y" chart:name="primary-y" chart:style-name="ch5">
            <chart:title svg:x="0.451cm" svg:y="10.283cm" chart:style-name="ch7">
              <text:p>Czas[ms]</text:p>
            </chart:title>
            <chart:grid chart:style-name="ch8" chart:class="major"/>
          </chart:axis>
          <chart:series chart:style-name="ch9" chart:values-cell-range-address="wyniki.B2:wyniki.B8" loext:label-string="czas_jacobi" chart:class="chart:line">
            <chart:data-point chart:repeated="7"/>
          </chart:series>
          <chart:series chart:style-name="ch10" chart:values-cell-range-address="wyniki.D2:wyniki.D8" loext:label-string="czas_gauss" chart:class="chart:line">
            <chart:data-point chart:repeated="7"/>
          </chart:series>
          <chart:series chart:style-name="ch11" chart:values-cell-range-address="wyniki.F2:wyniki.F8" loext:label-string="czas_lu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as_jacobi</text:p>
              </table:table-cell>
              <table:table-cell office:value-type="string">
                <text:p>czas_gauss</text:p>
              </table:table-cell>
              <table:table-cell office:value-type="string">
                <text:p>czas_lu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wyniki.A2:wyniki.A8</svg:desc>
                </draw:g>
              </table:table-cell>
              <table:table-cell office:value-type="float" office:value="0">
                <text:p>0</text:p>
                <draw:g>
                  <svg:desc>wyniki.B2:wyniki.B8</svg:desc>
                </draw:g>
              </table:table-cell>
              <table:table-cell office:value-type="float" office:value="0">
                <text:p>0</text:p>
                <draw:g>
                  <svg:desc>wyniki.D2:wyniki.D8</svg:desc>
                </draw:g>
              </table:table-cell>
              <table:table-cell office:value-type="float" office:value="0">
                <text:p>0</text:p>
                <draw:g>
                  <svg:desc>wyniki.F2:wyniki.F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3">
                <text:p>53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977">
                <text:p>977</text:p>
              </table:table-cell>
              <table:table-cell office:value-type="float" office:value="537">
                <text:p>53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767">
                <text:p>3767</text:p>
              </table:table-cell>
              <table:table-cell office:value-type="float" office:value="1983">
                <text:p>1983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4914">
                <text:p>14914</text:p>
              </table:table-cell>
              <table:table-cell office:value-type="float" office:value="8377">
                <text:p>8377</text:p>
              </table:table-cell>
              <table:table-cell office:value-type="float" office:value="10491">
                <text:p>1049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3715">
                <text:p>33715</text:p>
              </table:table-cell>
              <table:table-cell office:value-type="float" office:value="19483">
                <text:p>19483</text:p>
              </table:table-cell>
              <table:table-cell office:value-type="float" office:value="35080">
                <text:p>3508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46459">
                <text:p>46459</text:p>
              </table:table-cell>
              <table:table-cell office:value-type="float" office:value="27188">
                <text:p>27188</text:p>
              </table:table-cell>
              <table:table-cell office:value-type="float" office:value="55902">
                <text:p>559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